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fc1" officeooo:paragraph-rsid="00123fc1"/>
    </style:style>
    <style:style style:name="P2" style:family="paragraph" style:parent-style-name="Standard">
      <style:paragraph-properties fo:text-align="center" style:justify-single-word="false"/>
      <style:text-properties officeooo:rsid="00123fc1" officeooo:paragraph-rsid="00123fc1"/>
    </style:style>
    <style:style style:name="P3" style:family="paragraph" style:parent-style-name="Standard">
      <style:text-properties officeooo:rsid="0012b1e7" officeooo:paragraph-rsid="0012b1e7"/>
    </style:style>
    <style:style style:name="P4" style:family="paragraph" style:parent-style-name="Standard">
      <style:text-properties officeooo:rsid="0013ff86" officeooo:paragraph-rsid="0013ff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semi figé avec une strucuture url divisée en différentes langues avec leur html (50)</text:p>
      <text:p text:style-name="P1">exemple :</text:p>
      <text:p text:style-name="P1">français → fr-1.html</text:p>
      <text:p text:style-name="P1">anglais → an-1.html</text:p>
      <text:p text:style-name="P1">arabe → ar-1.html</text:p>
      <text:p text:style-name="P1"/>
      <text:p text:style-name="P1">Dans le fichier tableaux, il devra y avoir 3 langues (avec 1 concordance par fichier et les concordances devront être en HTML)</text:p>
      <text:p text:style-name="P1"/>
      <text:p text:style-name="P1">Dans le tableau, on veut :</text:p>
      <text:p text:style-name="P1">numéro</text:p>
      <text:p text:style-name="P1">url</text:p>
      <text:p text:style-name="P1">code</text:p>
      <text:p text:style-name="P1">encodage <text:span text:style-name="T1">initiale de la page </text:span><text:span text:style-name="T2">(pour voir si on bien fait la traduction de l’encodage en UTF-8 (un truc du style)</text:span></text:p>
      <text:p text:style-name="P1"><text:span text:style-name="T2">nombre d’occurences du mot dans la page</text:span></text:p>
      <text:p text:style-name="P1"><text:span text:style-name="T2">page HTML brute</text:span></text:p>
      <text:p text:style-name="P1"><text:span text:style-name="T2">dump textuel</text:span></text:p>
      <text:p text:style-name="P1"><text:span text:style-name="T2">concordancier HTML</text:span></text:p>
      <text:p text:style-name="P2"><text:span text:style-name="T2">(rajouter d’autres colonnes)</text:span></text:p>
      <text:p text:style-name="P1"><text:span text:style-name="T2">bigrammes</text:span></text:p>
      <text:p text:style-name="P1"><text:span text:style-name="T2">gestion de fichiers robots.txt</text:span></text:p>
      <text:p text:style-name="P1"><text:span text:style-name="T2">concordancier avec coloration des mots spécifiques dans les contextes</text:span></text:p>
      <text:p text:style-name="P1"><text:span text:style-name="T2"/></text:p>
      <text:p text:style-name="P1"><text:span text:style-name="T2"/></text:p>
      <text:p text:style-name="P1"><text:span text:style-name="T2">Ce à quoi devra ressembler le concordancier (voir photo 3 décembre, 9h37)</text:span></text:p>
      <text:p text:style-name="P1"><text:span text:style-name="T2"/></text:p>
      <text:p text:style-name="P3"><text:span text:style-name="T2">il faut créer les nuages de mots avec wordcloud, une analyse par langue et une conclusion globale</text:span></text:p>
      <text:p text:style-name="P3"><text:span text:style-name="T2"/></text:p>
      <text:p text:style-name="P4"><text:span text:style-name="T2">Partie où on a choisi nos différents mots (en mode le doute…)</text:span></text:p>
      <text:p text:style-name="P4"><text:span text:style-name="T2">pour l’instant on a opté sur </text:span></text:p>
      <text:p text:style-name="P4"><text:span text:style-name="T2">emotion (mais trop large donc les langues parlent toutes du même thème)</text:span></text:p>
      <text:p text:style-name="P4"><text:span text:style-name="T2">jalousie (car plus centré mais on veut de la polysémie)</text:span></text:p>
      <text:p text:style-name="P4"><text:span text:style-name="T2">baguette( mais on est passé rapidement a autre chose, un peu mieux cependant dans le sens où il y a polysémie en français et arabe mais anglais???)</text:span></text:p>
      <text:p text:style-name="P4"><text:span text:style-name="T2">dictature (dans le cadre politique la manière dont c’est perçu…)</text:span></text:p>
      <text:p text:style-name="P4"><text:span text:style-name="T2">on hésite aussi avec œil, yeux (car en arabe il y a beaucoup de traduction entre ce même mot (source d’eau, yeux, affectif, endroit, espion…mais aussi traduction phonétique, exemple de la lettre 3...)</text:span></text:p>
      <text:p text:style-name="P4"><text:span text:style-name="T2"/></text:p>
      <text:p text:style-name="P4"><text:span text:style-name="T2">peut-on avoir un mot qui a un champ lexical sémantique ???</text:span></text:p>
      <text:p text:style-name="P4"><text:span text:style-name="T2"/></text:p>
      <text:p text:style-name="P4"><text:span text:style-name="T2">famille, entourage…</text:span></text:p>
      <text:p text:style-name="P4"><text:span text:style-name="T2">famille, familial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09:29:25.401854144</meta:creation-date>
    <dc:date>2025-12-03T10:10:47.159978923</dc:date>
    <meta:editing-duration>PT1M1S</meta:editing-duration>
    <meta:editing-cycles>1</meta:editing-cycles>
    <meta:document-statistic meta:table-count="0" meta:image-count="0" meta:object-count="0" meta:page-count="1" meta:paragraph-count="31" meta:word-count="263" meta:character-count="1549" meta:non-whitespace-character-count="1316"/>
    <meta:generator>LibreOffice/24.2.7.2$Linux_X86_64 LibreOffice_project/420$Build-2</meta:generator>
  </office:meta>
</office:document-meta>
</file>